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erTask.RefresherTask( String key , String uri ,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SourceRefresher.stopConfigurationTas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laySourceRefresher.configure( Configuration configu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fresherTask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RefresherTask.update( String uri ,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SourceRefresher.setupRefreshJobs( final Configuration con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aySourceRefresh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aySourceRefresh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SourceRefresher.startConfigurationTask(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laySourceRefresher.addRefreshSource( String key , String uri , long delay , long inter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laySourceRefresher.setupSingleRefreshJob( final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laySourceRefresher.removeRefreshSource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fresherTask.to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ionTask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elaySourceRefresher.refresh( String name , String uri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aySourceRefresher.readRefreshJobConfigur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laySourceRefresh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